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frequently affect me (not like the strange stuff when off my meds for 10 years like the black cholinergic floor textures of the letter A I saw in the hallway):</text:p>
      <text:p text:style-name="Standard">The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mental entertainment?</text:p>
      <text:p text:style-name="Standard">The solid yellow spots with rainbow traces when I woke up a few weeks ago</text:p>
      <text:p text:style-name="Standard"><text:tab/>It could be related to moving human limbs faster for running or drum playing.</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text:soft-page-break/>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text:soft-page-break/>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text:soft-page-break/>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text:soft-page-break/>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text:soft-page-break/>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ext:soft-page-break/>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ext:soft-page-break/>the wall at like 6:45 p.m. <text:s/>Another smaller one about half its size was just to its left hugging the top of the wall. <text:s/>They didn't look embedded in the wall like the one I saw under my lamps. <text:s/>It was likely an NMDA rea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5T13:31:56.191000000</dc:date>
    <meta:editing-duration>PT19M50S</meta:editing-duration>
    <meta:editing-cycles>31</meta:editing-cycles>
    <meta:generator>LibreOffice/7.2.1.2$Windows_X86_64 LibreOffice_project/87b77fad49947c1441b67c559c339af8f3517e22</meta:generator>
    <meta:document-statistic meta:table-count="0" meta:image-count="0" meta:object-count="0" meta:page-count="183" meta:paragraph-count="2353" meta:word-count="118052" meta:character-count="652417" meta:non-whitespace-character-count="528268"/>
  </office:meta>
</office:document-meta>
</file>